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ZOTERO_ITEM {&quot;citationItems&quot;:[{&quot;uri&quot;:[&quot;http://zotero.org/users/29527/items/ARNPU7XA&quot;]}]}_5gxcS2LthO"/>(Foucault et al. 2005)<text:reference-mark-end text:name="ZOTERO_ITEM {&quot;citationItems&quot;:[{&quot;uri&quot;:[&quot;http://zotero.org/users/29527/items/ARNPU7XA&quot;]}]}_5gxcS2LthO"/></text:p>
      <text:section text:style-name="Sect1" text:name="ZOTERO_BIBL RNDNMrxjZwQXG">
        <text:p text:style-name="Standard">Foucault, Michel, Frâedâeric Gros, Franðcois Ewald, and Alessandro Fontana. 2005. <text:span text:style-name="T1">The hermeneutics of the subject : lectures at the Colláege de France, 1981-1982</text:span><text:span text:style-name="T2">. New York: Palgrave-Macmillan.</text:span></text:p>
      </text:section>
      <text:p text:style-name="Standard">care of the self requires a master 58</text:p>
      <text:p text:style-name="Standard">how a doctor, householder etc are not doing care of the self because their object is not the subject 58</text:p>
      <text:p text:style-name="Standard">conversion experiences 214-6 as full and adequate relationship of self to self.</text:p>
      <text:p text:style-name="Standard">Making the truth your own, becoming the subject of enunciation of true discourse.. 333</text:p>
      <text:p text:style-name="Standard">As techniques of true discourse, listening, knowing how to listen properly, reading and writing properly, as well as speaking, will be the permanent support and continuous accompaniment of ascetic practice 333-4</text:p>
      <text:p text:style-name="Standard">229 on – the basic question: how is truth-telling and practice of the subject established, fixed and defined?</text:p>
      <text:p text:style-name="Text_20_body">237 notion of the ethopoiesis – forming of ethos or mode of being … this comes in the context of the discussion on useful knowledge <text:s/>- and how they can produce a change in mode of being .</text:p>
      <text:p text:style-name="Text_20_body">'useful knowledge, knowledge in which human life is at stake, is a relational mode of knowledge that asserts and prescribes at the same time and is capable of producing a change in the subject's mode of being. 238</text:p>
      <text:p text:style-name="Standard"/>
      <text:p text:style-name="Standard"/>
      <text:p text:style-name="Standard">For practices <text:s/>of the self are neither individual nor communal: they are relational and transversal. 5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09-06-26T20:53:38</meta:creation-date>
    <dc:date>2009-06-26T22:35:32</dc:date>
    <dc:creator>abm </dc:creator>
    <meta:editing-duration>PT01H34M14S</meta:editing-duration>
    <meta:editing-cycles>4</meta:editing-cycles>
    <meta:generator>OpenOffice.org/3.1$Linux OpenOffice.org_project/310m11$Build-9399</meta:generator>
    <meta:document-statistic meta:table-count="0" meta:image-count="0" meta:object-count="0" meta:page-count="1" meta:paragraph-count="11" meta:word-count="225" meta:character-count="1343"/>
    <meta:user-defined meta:name="Info 1"/>
    <meta:user-defined meta:name="Info 2"/>
    <meta:user-defined meta:name="Info 3"/>
    <meta:user-defined meta:name="Info 4"/>
    <meta:user-defined meta:name="ZOTERO_PREF_1">inTuFlqs:http:://www.zotero.org/styles/asa:in-text:1:0:0</meta:user-defined>
  </office:meta>
</office:document-meta>
</file>